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6pt" fo:font-style="normal" fo:text-shadow="1pt 1pt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Arial" fo:font-size="21pt" fo:text-shadow="1pt 1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line-height="150%" fo:text-align="start" fo:text-indent="0cm" style:text-autospace="none"/>
    </style:style>
    <style:style style:name="P12" style:family="paragraph">
      <style:paragraph-properties fo:margin-left="0cm" fo:margin-right="0cm" fo:margin-top="0cm" fo:margin-bottom="0cm" fo:text-align="start" fo:text-indent="0cm" style:text-autospace="none"/>
    </style:style>
    <style:style style:name="P13" style:family="paragraph">
      <style:paragraph-properties fo:margin-left="0cm" fo:margin-right="0cm" fo:margin-top="0cm" fo:margin-bottom="0cm" fo:text-indent="0cm" style:text-autospace="non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" fo:font-size="21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Arial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6" style:family="text">
      <style:text-properties fo:color="#000000" style:font-name="Arial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7" style:family="text">
      <style:text-properties fo:color="#000000" style:font-name="Arial" fo:font-size="35pt" fo:text-shadow="none" fo:font-weight="bold" style:font-name-asian="Segoe UI1" style:font-size-asian="35pt" style:font-weight-asian="bold" style:font-name-complex="Segoe UI1" style:font-size-complex="35pt" style:font-weight-complex="bold"/>
    </style:style>
    <style:style style:name="T8" style:family="text">
      <style:text-properties fo:color="#ffffff" style:font-name="Arial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9" style:family="text">
      <style:text-properties fo:color="#000000" style:font-name="Segoe UI Semibold1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style:style style:name="T10" style:family="text">
      <style:text-properties fo:color="#000000" style:font-name="Segoe UI Semibold1" fo:font-size="20pt" fo:text-shadow="none" fo:font-weight="bold" style:font-name-asian="Segoe UI1" style:font-size-asian="20pt" style:font-weight-asian="bold" style:font-name-complex="Segoe UI1" style:font-size-complex="20pt" style:font-weight-complex="bold"/>
    </style:style>
    <style:style style:name="T11" style:family="text">
      <style:text-properties fo:color="#ffffff" style:font-name="Arial" fo:font-size="18pt" fo:text-shadow="1pt 1pt" fo:font-weight="bold" style:font-name-asian="Segoe UI1" style:font-size-asian="18pt" style:font-weight-asian="bold" style:font-name-complex="Segoe UI1" style:font-size-complex="18pt" style:font-weight-complex="bold"/>
    </style:style>
    <style:style style:name="T12" style:family="text">
      <style:text-properties fo:color="#ffffff" style:font-name="Arial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782cm">
          <draw:text-box>
            <text:p text:style-name="P1"><text:span text:style-name="T1">HYMN #864</text:span></text:p>
            <text:p text:style-name="P1"><text:span text:style-name="T2">“</text:span><text:span text:style-name="T2">Shepherd of Tender Youth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384cm" svg:height="7.011cm" svg:x="1.524cm" svg:y="0.762cm">
          <draw:text-box>
            <text:p text:style-name="P4"><text:span text:style-name="T3">1.</text:span><text:span text:style-name="T3"><text:tab/></text:span><text:span text:style-name="T3"> </text:span><text:span text:style-name="T4">Shepherd of tender youth,</text:span><text:span text:style-name="T4"><text:line-break/></text:span><text:span text:style-name="T4">Guiding in love and truth</text:span><text:span text:style-name="T4"><text:line-break/></text:span><text:span text:style-name="T4">Through devious ways;</text:span><text:span text:style-name="T4"><text:line-break/></text:span><text:span text:style-name="T4">Christ, our triumphant k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6" draw:layer="layout" svg:width="24.384cm" svg:height="5.939cm" svg:x="1.778cm" svg:y="0.919cm">
          <draw:text-box>
            <text:p text:style-name="P1"><text:span text:style-name="T4">We come Your name to sing</text:span><text:span text:style-name="T4"><text:line-break/></text:span><text:span text:style-name="T4">And here our children bring</text:span><text:span text:style-name="T4"><text:line-break/></text:span><text:span text:style-name="T4">To join Your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7" draw:layer="layout" svg:width="24.384cm" svg:height="7.011cm" svg:x="2.032cm" svg:y="0.762cm">
          <draw:text-box>
            <text:p text:style-name="P4"><text:span text:style-name="T3">2. </text:span><text:span text:style-name="T4">You are the holy Lord, </text:span><text:span text:style-name="T4"><text:line-break/></text:span><text:span text:style-name="T4">O all-subduing Word,</text:span><text:span text:style-name="T4"><text:line-break/></text:span><text:span text:style-name="T4">Healer of strife.</text:span><text:span text:style-name="T4"><text:line-break/></text:span><text:span text:style-name="T4">Yourself You did ab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9" draw:layer="layout" svg:width="24.13cm" svg:height="5.321cm" svg:x="1.778cm" svg:y="0.828cm">
          <draw:text-box>
            <text:p text:style-name="P8"><text:span text:style-name="T4">That from sin’s deep disgrace</text:span><text:span text:style-name="T4"><text:line-break/></text:span><text:span text:style-name="T4">You so might save our race</text:span><text:span text:style-name="T4"><text:line-break/></text:span><text:span text:style-name="T4">And give us l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5" draw:layer="layout" svg:width="25.19cm" svg:height="6.054cm" svg:x="1.524cm" svg:y="0.795cm">
          <draw:text-box>
            <text:p text:style-name="P4"><text:span text:style-name="T5">3. </text:span><text:span text:style-name="T6">You are the great High Priest;</text:span><text:span text:style-name="T6"><text:line-break/></text:span><text:span text:style-name="T7">You have prepared the feast of holy love;</text:span><text:span text:style-name="T6"><text:line-break/></text:span><text:span text:style-name="T6">And in our mortal p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6" draw:layer="layout" svg:width="25.146cm" svg:height="5.321cm" svg:x="1.524cm" svg:y="0.828cm">
          <draw:text-box>
            <text:p text:style-name="P1"><text:span text:style-name="T4">None calls on You in vain;</text:span><text:span text:style-name="T4"><text:line-break/></text:span><text:span text:style-name="T4">Our plea do not disdain;</text:span><text:span text:style-name="T4"><text:line-break/></text:span><text:span text:style-name="T4">Help from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10" draw:layer="layout" svg:width="24.892cm" svg:height="7.011cm" svg:x="1.27cm" svg:y="0.849cm">
          <draw:text-box>
            <text:p text:style-name="P4"><text:span text:style-name="T3">4. </text:span><text:span text:style-name="T4">O ever be our guide,</text:span><text:span text:style-name="T4"><text:line-break/></text:span><text:span text:style-name="T4">Our shepherd, and our pride,</text:span><text:span text:style-name="T4"><text:line-break/></text:span><text:span text:style-name="T4">Our staff and song.</text:span><text:span text:style-name="T4"><text:line-break/></text:span><text:span text:style-name="T4">Jesus, O Christ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5" draw:text-style-name="P5" draw:layer="layout" svg:width="24.638cm" svg:height="5.321cm" svg:x="1.27cm" svg:y="0.828cm">
          <draw:text-box>
            <text:p text:style-name="P4"><text:span text:style-name="T4">By Your enduring Word</text:span><text:span text:style-name="T4"><text:line-break/></text:span><text:span text:style-name="T4">Lead us where You have trod;</text:span><text:span text:style-name="T4"><text:line-break/></text:span><text:span text:style-name="T4">Make our faith stro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7" draw:layer="layout" svg:width="24.892cm" svg:height="7.011cm" svg:x="1.524cm" svg:y="0.762cm">
          <draw:text-box>
            <text:p text:style-name="P4"><text:span text:style-name="T3">5. </text:span><text:span text:style-name="T4">So now, and till we die,</text:span><text:span text:style-name="T4"><text:line-break/></text:span><text:span text:style-name="T4">Sound we Your praises high</text:span><text:span text:style-name="T4"><text:line-break/></text:span><text:span text:style-name="T4">And joyful sing:</text:span><text:span text:style-name="T4"><text:line-break/></text:span><text:span text:style-name="T4">Infants and all the thro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7" draw:text-style-name="P14" draw:layer="layout" svg:width="24.892cm" svg:height="11.667cm" svg:x="1.524cm" svg:y="0.762cm">
          <draw:text-box>
            <text:p text:style-name="P1"><text:span text:style-name="T4">Who to the Church belong,</text:span><text:span text:style-name="T4"><text:line-break/></text:span><text:span text:style-name="T4">Unite to swell the song</text:span><text:span text:style-name="T4"><text:line-break/></text:span><text:span text:style-name="T4">To Christ, our king!</text:span></text:p>
            <text:p text:style-name="P8"><text:span text:style-name="T4"/></text:p>
            <text:p text:style-name="P11"><text:span text:style-name="T8"/></text:p>
            <text:p text:style-name="P12"><text:span text:style-name="T8"><text:s text:c="12"/></text:span><text:span text:style-name="T9">Public domain</text:span><text:span text:style-name="T10"> </text:span><text:span text:style-name="T11"><text:s text:c="15"/></text:span></text:p>
            <text:p text:style-name="P13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Italic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2T20:59:20.085000000</meta:creation-date>
    <dc:date>2019-01-18T15:56:17.572000000</dc:date>
    <meta:editing-duration>PT8M26S</meta:editing-duration>
    <meta:editing-cycles>3</meta:editing-cycles>
    <meta:generator>LibreOffice/6.1.3.2$Windows_X86_64 LibreOffice_project/86daf60bf00efa86ad547e59e09d6bb77c699acb</meta:generator>
    <meta:document-statistic meta:object-count="186"/>
  </office:meta>
</office:document-meta>
</file>